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0.64pt"/>
    </style:style>
    <style:style style:name="co2" style:family="table-column">
      <style:table-column-properties fo:break-before="auto" style:column-width="131.44pt"/>
    </style:style>
    <style:style style:name="co3" style:family="table-column">
      <style:table-column-properties fo:break-before="auto" style:column-width="356.09pt"/>
    </style:style>
    <style:style style:name="co4" style:family="table-column">
      <style:table-column-properties fo:break-before="auto" style:column-width="50.8pt"/>
    </style:style>
    <style:style style:name="co5" style:family="table-column">
      <style:table-column-properties fo:break-before="auto" style:column-width="28.01pt"/>
    </style:style>
    <style:style style:name="co6" style:family="table-column">
      <style:table-column-properties fo:break-before="auto" style:column-width="72pt"/>
    </style:style>
    <style:style style:name="co7" style:family="table-column">
      <style:table-column-properties fo:break-before="auto" style:column-width="57.34pt"/>
    </style:style>
    <style:style style:name="co8" style:family="table-column">
      <style:table-column-properties fo:break-before="auto" style:column-width="739.84pt"/>
    </style:style>
    <style:style style:name="co9" style:family="table-column">
      <style:table-column-properties fo:break-before="auto" style:column-width="41.9pt"/>
    </style:style>
    <style:style style:name="co10" style:family="table-column">
      <style:table-column-properties fo:break-before="auto" style:column-width="38.04pt"/>
    </style:style>
    <style:style style:name="co11" style:family="table-column">
      <style:table-column-properties fo:break-before="auto" style:column-width="63.5pt"/>
    </style:style>
    <style:style style:name="co12" style:family="table-column">
      <style:table-column-properties fo:break-before="auto" style:column-width="50.4pt"/>
    </style:style>
    <style:style style:name="co13" style:family="table-column">
      <style:table-column-properties fo:break-before="auto" style:column-width="38.81pt"/>
    </style:style>
    <style:style style:name="co14" style:family="table-column">
      <style:table-column-properties fo:break-before="auto" style:column-width="76.65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l_simple_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ame_w</text:p>
          </table:table-cell>
          <table:table-cell office:value-type="string" calcext:value-type="string">
            <text:p>region_country</text:p>
          </table:table-cell>
          <table:table-cell office:value-type="string" calcext:value-type="string">
            <text:p>type</text:p>
          </table:table-cell>
          <table:table-cell office:value-type="string" calcext:value-type="string">
            <text:p>value</text:p>
          </table:table-cell>
          <table:table-cell office:value-type="string" calcext:value-type="string">
            <text:p>year</text:p>
          </table:table-cell>
          <table:table-cell office:value-type="string" calcext:value-type="string">
            <text:p>continent</text:p>
          </table:table-cell>
          <table:table-cell office:value-type="string" calcext:value-type="string">
            <text:p>pop_est</text:p>
          </table:table-cell>
          <table:table-cell office:value-type="string" calcext:value-type="string">
            <text:p>geometry</text:p>
          </table:table-cell>
          <table:table-cell office:value-type="string" calcext:value-type="string">
            <text:p>number</text:p>
          </table:table-cell>
          <table:table-cell office:value-type="string" calcext:value-type="string">
            <text:p>iso_a3</text:p>
          </table:table-cell>
          <table:table-cell office:value-type="string" calcext:value-type="string">
            <text:p>gdp_md_est</text:p>
          </table:table-cell>
          <table:table-cell office:value-type="string" calcext:value-type="string">
            <text:p>footnotes</text:p>
          </table:table-cell>
          <table:table-cell office:value-type="string" calcext:value-type="string">
            <text:p>source</text:p>
          </table:table-cell>
          <table:table-cell office:value-type="string" calcext:value-type="string">
            <text:p>general_source</text:p>
          </table:table-cell>
        </table:table-row>
        <table:table-row table:style-name="ro1">
          <table:table-cell office:value-type="string" calcext:value-type="string">
            <text:p>W. Sahara</text:p>
          </table:table-cell>
          <table:table-cell office:value-type="string" calcext:value-type="string">
            <text:p>Western Sahara</text:p>
          </table:table-cell>
          <table:table-cell office:value-type="string" calcext:value-type="string">
            <text:p>Permanent crops (thousand hectar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Africa</text:p>
          </table:table-cell>
          <table:table-cell office:value-type="float" office:value="603253" calcext:value-type="float">
            <text:p>603253</text:p>
          </table:table-cell>
          <table:table-cell office:value-type="string" calcext:value-type="string">
            <text:p>POLYGON ((-8.665589565454809 27.65642588959236, -8.665124477564191 27.58947907155823, -8.684399786809053 27.39574412689601, -8.6872936670174 25.88105621998891, -11.96941891117116 25.93335276946827, -11.93722449385332 23.37459422453617, -12.87422156416958 23.28483226164518, -13.11875444177471 22.77122020109626, -12.92910193526353 21.32707062426756, -16.84519365077399 21.33332347257488, -17.06342322434257 20.99975210213083, -17.02042843267577 21.42231028898158, -17.00296179856109 21.42073415779658, -14.75095455571353 21.50060008390366, -14.63083268885107 21.8609398462749, -14.22116777185725 22.31016307218816, -13.89111039880905 23.6910090194593, -12.50096269372537 24.7701162785782, -12.03075883630163 26.03086619720307, -11.71821977380036 26.10409170176062, -11.39255489749701 26.88342397715439, -10.55126257978527 26.99080760345689, -10.18942420087758 26.86094472910741, -9.735343390328879 26.86094472910741, -9.41303748212448 27.08847606048857, -8.794883999049077 27.12069631602251, -8.817828334986672 27.65642588959236, -8.665589565454809 27.65642588959236))</text:p>
          </table:table-cell>
          <table:table-cell office:value-type="float" office:value="732" calcext:value-type="float">
            <text:p>732</text:p>
          </table:table-cell>
          <table:table-cell office:value-type="string" calcext:value-type="string">
            <text:p>ESH</text:p>
          </table:table-cell>
          <table:table-cell office:value-type="float" office:value="906.5" calcext:value-type="float">
            <text:p>906.5</text:p>
          </table:table-cell>
          <table:table-cell office:value-type="string" calcext:value-type="string">
            <text:p>For 2011 statistics</text:p>
          </table:table-cell>
          <table:table-cell/>
          <table:table-cell office:value-type="string" calcext:value-type="string">
            <text:p>https://theodora.com/wfbcurrent/western_sahara/western_sahara_geography.html</text:p>
          </table:table-cell>
        </table:table-row>
        <table:table-row table:style-name="ro1">
          <table:table-cell office:value-type="string" calcext:value-type="string">
            <text:p>W. Sahara</text:p>
          </table:table-cell>
          <table:table-cell office:value-type="string" calcext:value-type="string">
            <text:p>Western Sahara</text:p>
          </table:table-cell>
          <table:table-cell office:value-type="string" calcext:value-type="string">
            <text:p>Permanent crops (% of total land are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Africa</text:p>
          </table:table-cell>
          <table:table-cell office:value-type="float" office:value="603253" calcext:value-type="float">
            <text:p>603253</text:p>
          </table:table-cell>
          <table:table-cell office:value-type="string" calcext:value-type="string">
            <text:p>POLYGON ((-8.665589565454809 27.65642588959236, -8.665124477564191 27.58947907155823, -8.684399786809053 27.39574412689601, -8.6872936670174 25.88105621998891, -11.96941891117116 25.93335276946827, -11.93722449385332 23.37459422453617, -12.87422156416958 23.28483226164518, -13.11875444177471 22.77122020109626, -12.92910193526353 21.32707062426756, -16.84519365077399 21.33332347257488, -17.06342322434257 20.99975210213083, -17.02042843267577 21.42231028898158, -17.00296179856109 21.42073415779658, -14.75095455571353 21.50060008390366, -14.63083268885107 21.8609398462749, -14.22116777185725 22.31016307218816, -13.89111039880905 23.6910090194593, -12.50096269372537 24.7701162785782, -12.03075883630163 26.03086619720307, -11.71821977380036 26.10409170176062, -11.39255489749701 26.88342397715439, -10.55126257978527 26.99080760345689, -10.18942420087758 26.86094472910741, -9.735343390328879 26.86094472910741, -9.41303748212448 27.08847606048857, -8.794883999049077 27.12069631602251, -8.817828334986672 27.65642588959236, -8.665589565454809 27.65642588959236))</text:p>
          </table:table-cell>
          <table:table-cell office:value-type="float" office:value="732" calcext:value-type="float">
            <text:p>732</text:p>
          </table:table-cell>
          <table:table-cell office:value-type="string" calcext:value-type="string">
            <text:p>ESH</text:p>
          </table:table-cell>
          <table:table-cell office:value-type="float" office:value="906.5" calcext:value-type="float">
            <text:p>906.5</text:p>
          </table:table-cell>
          <table:table-cell office:value-type="string" calcext:value-type="string">
            <text:p>For 2011 statistics</text:p>
          </table:table-cell>
          <table:table-cell/>
          <table:table-cell office:value-type="string" calcext:value-type="string">
            <text:p>https://theodora.com/wfbcurrent/western_sahara/western_sahara_geography.html</text:p>
          </table:table-cell>
        </table:table-row>
        <table:table-row table:style-name="ro1">
          <table:table-cell office:value-type="string" calcext:value-type="string">
            <text:p>W. Sahara</text:p>
          </table:table-cell>
          <table:table-cell office:value-type="string" calcext:value-type="string">
            <text:p>Western Sahara</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Africa</text:p>
          </table:table-cell>
          <table:table-cell office:value-type="float" office:value="603253" calcext:value-type="float">
            <text:p>603253</text:p>
          </table:table-cell>
          <table:table-cell office:value-type="string" calcext:value-type="string">
            <text:p>POLYGON ((-8.665589565454809 27.65642588959236, -8.665124477564191 27.58947907155823, -8.684399786809053 27.39574412689601, -8.6872936670174 25.88105621998891, -11.96941891117116 25.93335276946827, -11.93722449385332 23.37459422453617, -12.87422156416958 23.28483226164518, -13.11875444177471 22.77122020109626, -12.92910193526353 21.32707062426756, -16.84519365077399 21.33332347257488, -17.06342322434257 20.99975210213083, -17.02042843267577 21.42231028898158, -17.00296179856109 21.42073415779658, -14.75095455571353 21.50060008390366, -14.63083268885107 21.8609398462749, -14.22116777185725 22.31016307218816, -13.89111039880905 23.6910090194593, -12.50096269372537 24.7701162785782, -12.03075883630163 26.03086619720307, -11.71821977380036 26.10409170176062, -11.39255489749701 26.88342397715439, -10.55126257978527 26.99080760345689, -10.18942420087758 26.86094472910741, -9.735343390328879 26.86094472910741, -9.41303748212448 27.08847606048857, -8.794883999049077 27.12069631602251, -8.817828334986672 27.65642588959236, -8.665589565454809 27.65642588959236))</text:p>
          </table:table-cell>
          <table:table-cell office:value-type="float" office:value="732" calcext:value-type="float">
            <text:p>732</text:p>
          </table:table-cell>
          <table:table-cell office:value-type="string" calcext:value-type="string">
            <text:p>ESH</text:p>
          </table:table-cell>
          <table:table-cell office:value-type="float" office:value="906.5" calcext:value-type="float">
            <text:p>906.5</text:p>
          </table:table-cell>
          <table:table-cell office:value-type="string" calcext:value-type="string">
            <text:p>No data</text:p>
          </table:table-cell>
          <table:table-cell/>
          <table:table-cell office:value-type="string" calcext:value-type="string">
            <text:p>No data</text:p>
          </table:table-cell>
        </table:table-row>
        <table:table-row table:style-name="ro1">
          <table:table-cell table:number-columns-repeated="2" office:value-type="string" calcext:value-type="string">
            <text:p>United States of America</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North America</text:p>
          </table:table-cell>
          <table:table-cell office:value-type="float" office:value="326625791" calcext:value-type="float">
            <text:p>326625791</text:p>
          </table:table-cell>
          <table:table-cell office:value-type="string" calcext:value-type="string">
            <text:p>MULTIPOLYGON (((-122.84 49.00000000000011, -120 49.00000000000011, -117.03121 49, -116.04818 49, -113 49, -110.05 49, -107.05 49, -104.04826 48.99986000000007, -100.65 49.00000000000011, -97.2287200000048 49.0007, -95.15906950917206 49, -95.15609000000001 49.38425000000001, -94.81758000000002 49.38905, -94.64 48.84, -94.32914000000001 48.67074, -93.63087000000002 48.60926000000001, -92.61000000000001 48.44999999999993, -91.64 48.14, -90.83 48.27, -89.60000000000002 48.0100000000001, -89.27291744663665 48.01980825458281, -88.37811418328671 48.30291758889371, -87.43979262330028 47.94, -86.46199083122826 47.553338019392, -85.65236324740341 47.22021881773051, -84.8760798815149 46.90008331968238, -84.77923824739992 46.63710195574902, -84.54374874544584 46.53868419044915, -84.60490000000004 46.43959999999998, -84.33670000000001 46.40877, -84.14211951367341 46.51222585711571, -84.09185126416151 46.27541860613826, -83.89076534700574 46.11692698829901, -83.61613094759059 46.11692698829901, -83.46955074739469 45.99468638771253, -83.59285071484311 45.81689362241252, -82.55092464875821 45.34751658790543, -82.33776312543114 44.44000000000005, -82.13764238150395 43.57108755143997, -82.42999999999999 42.98, -82.90000000000001 42.43, -83.12 42.08, -83.14199968131264 41.97568105729287, -83.02981014680699 41.83279572200598, -82.69008928092023 41.67510508886733, -82.43927771679159 41.67510508886733, -81.27774654816716 42.20902598730682, -80.24744767934794 42.36619985612255, -78.93936214874375 42.86361135514798, -78.92 42.965, -79.01000000000001 43.27, -79.17167355011186 43.46633942318426, -78.72027991404235 43.62508942318493, -77.7378850979577 43.62905558936328, -76.82003414580558 43.62878428809375, -76.50000000000001 44.01845889375865, -76.375 44.09631, -75.31821000000001 44.81645, -74.86700000000002 45.0004800000001, -73.34783 45.00738, -71.50506 45.0082, -71.405 45.255, -71.08482000000004 45.30524000000014, -70.66 45.46, -70.30500000000001 45.915, -69.99997 46.69307, -69.237216 47.447781, -68.90500000000003 47.18500000000006, -68.23444000000001 47.35485999999997, -67.79046000000001 47.06636, -67.79134000000001 45.70281000000001, -67.13741 45.13753, -66.96465999999998 44.80970000000013, -68.03251999999998 44.3252, -69.05999999999995 43.98000000000008, -70.11616999999995 43.68405000000013, -70.64547563341102 43.09023834896402, -70.81488999999999 42.86529999999993, -70.82499999999999 42.33499999999998, -70.49499999999995 41.80500000000001, -70.07999999999998 41.78000000000003, -70.185 42.1450000000001, -69.88496999999995 41.92283000000009, -69.96502999999996 41.63717000000014, -70.63999999999999 41.47500000000002, -71.12039000000004 41.49445000000014, -71.8599999999999 41.32000000000005, -72.29500000000002 41.26999999999998, -72.87643000000003 41.22065000000003, -73.71000000000004 40.93110235165449, -72.24125999999995 41.11948000000012, -71.94499999999988 40.93000000000006, -73.34499999999997 40.63000000000005, -73.98200000000003 40.62799999999993, -73.95232499999997 40.75075000000004, -74.25671 40.47351000000003, -73.96243999999996 40.42763000000002, -74.17838 39.70925999999997, -74.90603999999996 38.93954000000002, -74.98041000000001 39.19640000000004, -75.20001999999999 39.2484500000001, -75.52805000000001 39.49850000000009, -75.31999999999999 38.96000000000004, -75.07183476478986 38.78203223017925, -75.05672999999996 38.40412000000009, -75.37746999999996 38.01551000000001, -75.94022999999999 37.21689000000009, -76.03126999999995 37.25659999999999, -75.72204999999985 37.93705000000011, -76.23286999999999 38.31921499999999, -76.35000000000002 39.14999999999998, -76.54272499999996 38.71761500000008, -76.32933000000003 38.08326000000005, -76.98999793161352 38.23999176691336, -76.30161999999996 37.91794499999992, -76.25873999999999 36.96640000000008, -75.97179999999997 36.89726000000002, -75.86803999999989 36.55125000000004, -75.72748999999999 35.55074000000013, -76.36318 34.80854000000011, -77.39763499999992 34.51200999999998, -78.05495999999999 33.92547000000002, -78.55434999999989 33.86133000000012, -79.06067000000002 33.49394999999998, -79.20357000000001 33.15839000000005, -80.30132499999996 32.50935500000008, -80.86498 32.03330000000005, -81.33629000000002 31.44049000000001, -81.49041999999997 30.7299900000001, -81.31371000000001 30.03552000000008, -80.97999999999996 29.18000000000012, -80.53558499999991 28.47212999999999, -80.52999999999986 28.04000000000008, -80.05653928497759 26.88000000000011, -80.08801499999998 26.20576499999999, -80.13155999999992 25.81677500000006, -80.38103000000001 25.20616000000001, -80.67999999999995 25.08000000000004, -81.17212999999998 25.2012600000001, -81.33000000000004 25.63999999999999, -81.70999999999987 25.87, -82.23999999999995 26.73000000000013, -82.70515 27.49504000000007, -82.85525999999999 27.88624000000004, -82.64999999999998 28.55000000000013, -82.92999999999995 29.10000000000008, -83.70958999999999 29.93656000000004, -84.09999999999997 30.09000000000009, -85.10881999999998 29.63615000000004, -85.28784000000002 29.68612000000013, -85.7731 30.1526100000001, -86.39999999999992 30.40000000000009, -87.53035999999992 30.27433000000002, -88.41781999999995 30.38490000000002, -89.18048999999991 30.31598000000002, -89.5938311784198 30.15999400483685, -89.41373499999997 29.89418999999998, -89.43000000000001 29.48863999999998, -89.21767 29.29108000000002, -89.40822999999995 29.15961000000004, -89.77927999999997 29.30714000000012, -90.15463 29.11743000000007, -90.88022499999994 29.14853500000009, -91.62678499999993 29.67700000000013, -92.49905999999999 29.5523, -93.22636999999997 29.78375000000005, -93.84841999999998 29.71363000000008, -94.69 29.48000000000013, -95.60025999999999 28.73863000000006, -96.59403999999995 28.30748000000006, -97.13999999999987 27.83000000000004, -97.36999999999995 27.38000000000005, -97.37999999999994 26.69000000000005, -97.32999999999998 26.21000000000009, -97.13999999999987 25.87, -97.52999999999992 25.84000000000009, -98.23999999999995 26.06000000000006, -99.01999999999992 26.37000000000006, -99.30000000000001 26.84000000000003, -99.51999999999992 27.54000000000002, -100.11 28.11000000000013, -100.45584 28.69612000000012, -100.9576 29.38071000000014, -101.6624 29.77930000000009, -102.48 29.75999999999999, -103.11 28.97000000000003, -103.94 29.27000000000004, -104.4569699999999 29.57196000000005, -104.70575 30.12173000000001, -105.03737 30.64401999999995, -105.63159 31.08383000000009, -106.1429 31.39995000000005, -106.5075899999999 31.75452000000001, -108.24 31.75485371816637, -108.2419399999999 31.34222000000005, -109.035 31.34194000000014, -111.02361 31.33471999999995, -113.30498 32.03914000000009, -114.815 32.52528000000001, -114.7213899999999 32.72082999999992, -115.99135 32.61239000000012, -117.1277599999999 32.53533999999996, -117.2959376912739 33.04622461520387, -117.944 33.6212364312014, -118.4106022758975 33.74090922312445, -118.5198948227998 34.02778157757575, -119.081 34.07799999999992, -119.4388406420167 34.34847717828427, -120.36778 34.44711000000007, -120.62286 34.60854999999998, -120.74433 35.15686000000011, -121.7145699999999 36.16152999999991, -122.54747 37.55176000000012, -122.51201 37.78339000000011, -122.95319 38.11371000000008, -123.7272 38.95166000000012, -123.86517 39.76699000000008, -124.39807 40.31319999999999, -124.17886 41.14202000000012, -124.2137 41.99964000000011, -124.53284 42.7659900000001, -124.14214 43.70838000000003, -124.020535 44.61589499999997, -123.89893 45.52341000000007, -124.079635 46.86475000000002, -124.3956699999999 47.72017000000011, -124.6872100830078 48.18443298339855, -124.5661010742188 48.37971496582037, -123.12 48.04000000000002, -122.5873599999999 47.09600000000006, -122.34 47.36000000000001, -122.5 48.18000000000006, -122.84 49.00000000000011)), ((-155.40214 20.07975, -155.22452 19.99302, -155.06226 19.8591, -154.80741 19.50871, -154.83147 19.45328, -155.22217 19.23972, -155.54211 19.08348, -155.68817 18.91619, -155.93665 19.05939, -155.90806 19.33888, -156.07347 19.70294, -156.02368 19.81422, -155.85008 19.97729, -155.91907 20.17395, -155.86108 20.26721, -155.78505 20.2487, -155.40214 20.07975)), ((-155.99566 20.76404, -156.07926 20.64397, -156.41445 20.57241, -156.58673 20.783, -156.70167 20.8643, -156.71055 20.92676, -156.61258 21.01249, -156.25711 20.91745, -155.99566 20.76404)), ((-156.75824 21.17684, -156.78933 21.06873, -157.32521 21.09777, -157.25027 21.21958, -156.75824 21.17684)), ((-158.0252 21.71696, -157.94161 21.65272, -157.65283 21.32217, -157.70703 21.26442, -157.7786 21.27729, -158.12667 21.31244, -158.2538 21.53919, -158.29265 21.57912, -158.0252 21.71696)), ((-159.36569 22.21494, -159.34512 21.982, -159.46372 21.88299, -159.80051 22.06533, -159.74877 22.1382, -159.5962 22.23618, -159.36569 22.21494)), ((-166.4677921214246 60.38416982689775, -165.6744296946636 60.29360687930625, -165.5791641917336 59.90998688418753, -166.1927701487673 59.75444082298899, -166.848337368822 59.94140615502099, -167.4552770660901 60.21306915957936, -166.4677921214246 60.38416982689775)), ((-153.2287294179211 57.96896841087248, -152.5647906158351 57.901427313867, -152.1411472239064 57.591058661522, -153.0063140533369 57.11584219016593, -154.0050902984581 56.73467682558108, -154.51640275777 56.99274892844669, -154.6709928049712 57.46119578717253, -153.7627795074415 57.81657461204373, -153.2287294179211 57.96896841087248)), ((-140.985987610376 69.71199839952635, -140.986 69.712, -140.9925 66.00003000000001, -140.99778 60.30639000000001, -140.013 60.27682000000001, -139.039 60, -138.34089 59.56211, -137.4525 58.905, -136.47972 59.46389000000005, -135.47583 59.78778000000001, -134.9450000000001 59.2705600000001, -134.27111 58.86111000000005, -133.35556 58.41028000000001, -132.73042 57.69289000000001, -131.70781 56.55212, -130.00778 55.91583000000008, -129.98 55.285, -130.53611 54.80278000000001, -130.5361089527368 54.80275447679924, -130.5361101894673 54.8027534043494, -131.0858182379721 55.17890615500204, -131.9672114671423 55.49777558045901, -132.2500107428595 56.3699962428974, -133.5391810843564 57.17888743756214, -134.0780629202961 58.12306753196691, -135.0382110322791 58.18771474876394, -136.6280623099547 58.21220937767043, -137.800006279686 58.49999542910376, -139.867787041413 59.53776154238915, -140.825273817133 59.72751740176506, -142.5744435355645 60.08444651960497, -143.9588809948799 59.99918040632338, -145.9255568168279 60.45860972761426, -147.1143739491467 60.88465607364463, -148.2243062001276 60.67298940697714, -148.0180655588508 59.97832896589364, -148.5708225168609 59.9141726752033, -149.7278578358759 59.70565827090553, -150.6082433746164 59.36821116803947, -151.7163927886833 59.15582103131993, -151.8594331532672 59.74498403587955, -151.4097190012472 60.72580272077937, -150.3469414947325 61.03358755150987, -150.621110806257 61.2844249538544, -151.8958391998168 60.72719798445127, -152.5783298410956 60.06165721296423, -154.0191721262576 59.35027944603428, -153.2875113596532 58.86472768821977, -154.2324924387585 58.14637360293051, -155.3074914215102 57.7277945013663, -156.3083347239231 57.42277435976359, -156.5560973785464 56.97998484967064, -158.1172165598678 56.46360809999419, -158.4333212961971 55.99415355083852, -159.6033273997174 55.56668610292013, -160.2897196116343 55.64358063417058, -161.2230476552578 55.36473460552349, -162.237766079741 55.02418691672011, -163.0694465810464 54.68973704692712, -164.7855692210272 54.40417308208214, -164.9422263255201 54.57222483989534, -163.8483396067656 55.03943146424609, -162.870001390616 55.34804311789321, -161.8041749745961 55.89498647727038, -160.5636047027812 56.00805451112501, -160.0705598622845 56.41805532492873, -158.6844429189195 57.01667511659787, -158.461097378554 57.21692129172885, -157.7227703521839 57.57000051536306, -157.5502744211936 58.3283263210302, -157.041674974577 58.91888458926172, -158.1947312083055 58.61580231386978, -158.517217984023 58.78778148053732, -159.0586061269288 58.42418610293163, -159.7116670400174 58.93139028587632, -159.9812888255002 58.57254914004164, -160.3552711659965 59.07112335879361, -161.3550034251151 58.67083771426076, -161.9688936025263 58.67166453717738, -162.0549865387246 59.26692536074745, -161.8741707021354 59.63362132429057, -162.5180590484921 59.98972361921386, -163.8183414378202 59.79805573184336, -164.6622175771465 60.26748444278263, -165.3463877024748 60.50749563256238, -165.3508318756519 61.0738951686975, -166.121379157556 61.50001902937623, -165.7344518707706 62.07499685327178, -164.9191786367179 62.63307648380794, -164.5625079010393 63.14637848576302, -163.7533324859971 63.21944896102377, -163.0672244944579 63.05945872664802, -162.2605553863818 63.54193573674115, -161.5344498362486 63.45581696232676, -160.7725066803211 63.76610810002325, -160.9583351308426 64.22279857040274, -161.5180684072122 64.40278758407527, -160.7777776764148 64.78860382756642, -161.3919262359877 64.77723501246231, -162.4530500966689 64.55944468856819, -162.7577860178941 64.33860545516876, -163.5463942128843 64.5591604681905, -164.9608298411451 64.44694509546883, -166.4252882558645 64.68667206487066, -166.8450042389391 65.08889557561452, -168.1105600657671 65.66999705673675, -166.7052711660219 66.08831777613938, -164.4747096425755 66.5766600612975, -163.6525117665956 66.5766600612975, -163.7886016510362 66.07720734319668, -161.6777744212101 66.11611969671242, -162.48971452538 66.73556509059512, -163.7197169667912 67.11639455837008, -164.4309913808565 67.61633820257777, -165.3902868317067 68.04277212185025, -166.764440680996 68.35887685817966, -166.2047074046267 68.88303091091615, -164.4308105133435 68.91553538682774, -163.1686136546145 69.37111481391287, -162.930566169262 69.85806183539927, -161.9088972646356 70.33332998318764, -160.9347965159337 70.44768992784958, -159.0391757883871 70.89164215766891, -158.1197228668339 70.82472117785102, -156.5808245513981 71.35776357694175, -155.0677902903243 71.14777639432367, -154.3441652089412 70.69640859647018, -153.9000062733926 70.88998851183567, -152.2100060699353 70.82999217394485, -152.2700024078261 70.60000621202983, -150.7399924387445 70.43001658800569, -149.7200030181675 70.53001048449045, -147.613361579357 70.2140349392418, -145.6899898002253 70.12000967068673, -144.9200109590764 69.98999176704046, -143.5894461804252 70.15251414659832, -142.0725103487135 69.85193817817265, -140.9859875215607 69.71199839952635, -140.985987610376 69.71199839952635)), ((-171.7316568675394 63.78251536727593, -171.1144335602453 63.59219106714495, -170.4911124339407 63.6949754909735, -169.6825054596536 63.43111562769119, -168.6894394603007 63.29750621200056, -168.7719408844547 63.18859813094544, -169.5294398672051 62.97693146427792, -170.2905562002159 63.19443756779442, -170.6713856679909 63.3758218451389, -171.5530631175387 63.31778921167511, -171.7911106028912 63.40584585230046, -171.7316568675394 63.78251536727593)))</text:p>
          </table:table-cell>
          <table:table-cell office:value-type="float" office:value="840" calcext:value-type="float">
            <text:p>840</text:p>
          </table:table-cell>
          <table:table-cell office:value-type="string" calcext:value-type="string">
            <text:p>USA</text:p>
          </table:table-cell>
          <table:table-cell office:value-type="float" office:value="18560000" calcext:value-type="float">
            <text:p>18560000</text:p>
          </table:table-cell>
          <table:table-cell office:value-type="string" calcext:value-type="string">
            <text:p>No data</text:p>
          </table:table-cell>
          <table:table-cell/>
          <table:table-cell office:value-type="string" calcext:value-type="string">
            <text:p>No data</text:p>
          </table:table-cell>
        </table:table-row>
        <table:table-row table:style-name="ro1">
          <table:table-cell table:number-columns-repeated="2" office:value-type="string" calcext:value-type="string">
            <text:p>Sudan</text:p>
          </table:table-cell>
          <table:table-cell office:value-type="string" calcext:value-type="string">
            <text:p>Land area (thousand hectares)</text:p>
          </table:table-cell>
          <table:table-cell office:value-type="float" office:value="188606.8" calcext:value-type="float">
            <text:p>188606.8</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table:number-columns-repeated="2"/>
          <table:table-cell office:value-type="string" calcext:value-type="string">
            <text:p>https://en.wikipedia.org/wiki/Geography_of_Sudan</text:p>
          </table:table-cell>
        </table:table-row>
        <table:table-row table:style-name="ro1">
          <table:table-cell table:number-columns-repeated="2" office:value-type="string" calcext:value-type="string">
            <text:p>Sudan</text:p>
          </table:table-cell>
          <table:table-cell office:value-type="string" calcext:value-type="string">
            <text:p>Arable land (% of total land area)</text:p>
          </table:table-cell>
          <table:table-cell office:value-type="float" office:value="10.510226" calcext:value-type="float">
            <text:p>10.510226</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office:value-type="string" calcext:value-type="string">
            <text:p>Calculated Value</text:p>
          </table:table-cell>
          <table:table-cell table:number-columns-repeated="2"/>
        </table:table-row>
        <table:table-row table:style-name="ro1">
          <table:table-cell table:number-columns-repeated="2" office:value-type="string" calcext:value-type="string">
            <text:p>Sudan</text:p>
          </table:table-cell>
          <table:table-cell office:value-type="string" calcext:value-type="string">
            <text:p>Forest cover (% of total land area)</text:p>
          </table:table-cell>
          <table:table-cell office:value-type="float" office:value="10.092955" calcext:value-type="float">
            <text:p>10.092955</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office:value-type="string" calcext:value-type="string">
            <text:p>Calculated Value</text:p>
          </table:table-cell>
          <table:table-cell table:number-columns-repeated="2"/>
        </table:table-row>
        <table:table-row table:style-name="ro1">
          <table:table-cell table:number-columns-repeated="2" office:value-type="string" calcext:value-type="string">
            <text:p>Sudan</text:p>
          </table:table-cell>
          <table:table-cell office:value-type="string" calcext:value-type="string">
            <text:p>Permanent crops (% of total land area)</text:p>
          </table:table-cell>
          <table:table-cell office:value-type="float" office:value="0.0890742009" calcext:value-type="float">
            <text:p>0.0890742009</text:p>
          </table:table-cell>
          <table:table-cell office:value-type="float" office:value="2016" calcext:value-type="float">
            <text:p>2016</text:p>
          </table:table-cell>
          <table:table-cell office:value-type="string" calcext:value-type="string">
            <text:p>Africa</text:p>
          </table:table-cell>
          <table:table-cell office:value-type="float" office:value="37345935" calcext:value-type="float">
            <text:p>37345935</text:p>
          </table:table-cell>
          <table:table-cell office:value-type="string" calcext:value-type="string">
            <text:p>POLYGON ((24.56736901215208 8.229187933785468, 23.80581342946675 8.666318874542526, 23.45901289235599 8.954285793488893, 23.39477908701718 9.265067857292223, 23.55724979014283 9.681218166538684, 23.55430423350219 10.08925527591531, 22.97754357269261 10.71446259199854, 22.86416548024422 11.14239512780755, 22.87621999999993 11.38461000000012, 22.50869 11.67936000000003, 22.49761999999998 12.26024000000007, 22.28801000000004 12.64604999999995, 21.93680999999998 12.58818000000014, 22.03758999999997 12.95545999999996, 22.29658000000001 13.37231999999995, 22.18329 13.78648000000004, 22.51202000000001 14.09317999999996, 22.30350999999996 14.32682000000005, 22.56795000000011 14.94429000000014, 23.0245900000001 15.68072000000006, 23.88689000000011 15.61084, 23.83766000000014 19.5804700000001, 23.85000000000014 20.00000000000006, 25.00000000000011 20.00304000000006, 25 22, 29.01999999999998 22, 32.89999999999998 22, 36.86622999999997 22, 37.1887200000001 21.01885000000004, 36.96940999999993 20.83744000000013, 37.11470000000014 19.80796000000009, 37.4817900000001 18.61409000000009, 37.86276000000009 18.36785999999995, 38.41008995947323 17.99830739997032, 37.90400000000011 17.42754000000002, 37.16747000000009 17.26314000000013, 36.85253000000012 16.95654999999999, 36.75389000000007 16.29186000000004, 36.32321999999999 14.82249000000002, 36.42951000000005 14.42211000000003, 36.27022000000005 13.56333000000012, 35.86363 12.57828000000006, 35.26049000000006 12.08286000000004, 34.83163000000013 11.31896000000012, 34.73115000000013 10.91017000000011, 34.25745000000006 10.63009, 33.9616200000001 9.583580000000097, 33.97498000000007 8.684559999999919, 33.96339279497118 9.464285229420625, 33.82496348090751 9.484060845715362, 33.84213085302815 9.981914637215993, 33.72195924818311 10.32526207963019, 33.20693808456178 10.72011163840659, 33.08676647971674 11.4411412674765, 33.20693808456178 12.1793382686671, 32.74341903730254 12.24800775714999, 32.67474954881965 12.02483191958072, 32.07389152459479 11.97332980321852, 32.31423473428475 11.68148447716652, 32.40007159488835 11.08062645294149, 31.85071568702551 10.53127054507883, 31.35286189552488 9.810240916008695, 30.83784073190338 9.70723668328452, 29.99663949798855 10.29092733538869, 29.61895731133285 10.08491886994022, 29.51595307860862 9.793073543888056, 29.00093191498718 9.604232450560289, 28.96659717074579 9.398223985111656, 27.97088958774435 9.398223985111656, 27.83355061077879 9.604232450560289, 27.11252098170888 9.638567194801624, 26.75200616717382 9.466893473594496, 26.47732821324252 9.552730334198088, 25.96230704962102 10.13642098630243, 25.79063332841395 10.41109894023373, 25.06960369934399 10.27375996326799, 24.79492574541268 9.810240916008695, 24.53741516360202 8.91753756573172, 24.19406772118765 8.728696472403897, 23.88697958086067 8.619729712933065, 24.56736901215208 8.229187933785468))</text:p>
          </table:table-cell>
          <table:table-cell office:value-type="float" office:value="729" calcext:value-type="float">
            <text:p>729</text:p>
          </table:table-cell>
          <table:table-cell office:value-type="string" calcext:value-type="string">
            <text:p>SDN</text:p>
          </table:table-cell>
          <table:table-cell office:value-type="float" office:value="176300" calcext:value-type="float">
            <text:p>176300</text:p>
          </table:table-cell>
          <table:table-cell office:value-type="string" calcext:value-type="string">
            <text:p>Calculated Value</text:p>
          </table:table-cell>
          <table:table-cell table:number-columns-repeated="2"/>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Arable land (thousand hectares)</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table:number-columns-repeated="2"/>
          <table:table-cell office:value-type="string" calcext:value-type="string">
            <text:p>https://www.cia.gov/library/publications/the-world-factbook/geos/print_fk.html</text:p>
          </table:table-cell>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Arable land (% of total land area)</text:p>
          </table:table-cell>
          <table:table-cell office:value-type="float" office:value="0" calcext:value-type="float">
            <text:p>0</text:p>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office:value-type="string" calcext:value-type="string">
            <text:p>Calculated Value</text:p>
          </table:table-cell>
          <table:table-cell table:number-columns-repeated="2"/>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office:value-type="string" calcext:value-type="string">
            <text:p>No data</text:p>
          </table:table-cell>
          <table:table-cell table:number-columns-repeated="2"/>
        </table:table-row>
        <table:table-row table:style-name="ro1">
          <table:table-cell office:value-type="string" calcext:value-type="string">
            <text:p>Falkland Is.</text:p>
          </table:table-cell>
          <table:table-cell office:value-type="string" calcext:value-type="string">
            <text:p>Falkland Islands (Malvinas)</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2931" calcext:value-type="float">
            <text:p>2931</text:p>
          </table:table-cell>
          <table:table-cell office:value-type="string" calcext:value-type="string">
            <text:p>POLYGON ((-61.2 -51.85, -60 -51.25, -59.15 -51.5, -58.55 -51.10000000000001, -57.75 -51.55, -58.05 -51.90000000000001, -59.40000000000001 -52.2, -59.85000000000001 -51.85, -60.7 -52.3, -61.2 -51.85))</text:p>
          </table:table-cell>
          <table:table-cell office:value-type="float" office:value="238" calcext:value-type="float">
            <text:p>238</text:p>
          </table:table-cell>
          <table:table-cell office:value-type="string" calcext:value-type="string">
            <text:p>FLK</text:p>
          </table:table-cell>
          <table:table-cell office:value-type="float" office:value="281.8" calcext:value-type="float">
            <text:p>281.8</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Greenland</text:p>
          </table:table-cell>
          <table:table-cell office:value-type="string" calcext:value-type="string">
            <text:p>Arable land (thousand hectares)</text:p>
          </table:table-cell>
          <table:table-cell office:value-type="float" office:value="0.45" calcext:value-type="float">
            <text:p>0.45</text:p>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For 2015 statistics</text:p>
          </table:table-cell>
          <table:table-cell/>
          <table:table-cell office:value-type="string" calcext:value-type="string">
            <text:p>https://tradingeconomics.com/greenland/arable-land-hectares-wb-data.html</text:p>
          </table:table-cell>
        </table:table-row>
        <table:table-row table:style-name="ro1">
          <table:table-cell table:number-columns-repeated="2" office:value-type="string" calcext:value-type="string">
            <text:p>Greenland</text:p>
          </table:table-cell>
          <table:table-cell office:value-type="string" calcext:value-type="string">
            <text:p>Arable land (% of total land area)</text:p>
          </table:table-cell>
          <table:table-cell office:value-type="float" office:value="0.001095" calcext:value-type="float">
            <text:p>0.001095</text:p>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For 2015 statistics</text:p>
          </table:table-cell>
          <table:table-cell/>
          <table:table-cell office:value-type="string" calcext:value-type="string">
            <text:p>https://tradingeconomics.com/greenland/arable-land-percent-of-land-area-wb-data.html</text:p>
          </table:table-cell>
        </table:table-row>
        <table:table-row table:style-name="ro1">
          <table:table-cell table:number-columns-repeated="2" office:value-type="string" calcext:value-type="string">
            <text:p>Greenland</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Greenland</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North America</text:p>
          </table:table-cell>
          <table:table-cell office:value-type="float" office:value="57713" calcext:value-type="float">
            <text:p>57713</text:p>
          </table:table-cell>
          <table:table-cell office:value-type="string" calcext:value-type="string">
            <text:p>POLYGON ((-46.76379 82.62796, -43.40644 83.22516000000002, -39.89753 83.18017999999999, -38.62214 83.54904999999999, -35.08787 83.64513000000001, -27.10046 83.51966, -20.84539 82.72668999999999, -22.69182 82.34165, -26.51753 82.29765, -31.9 82.2, -31.39646 82.02154, -27.85666 82.13177999999999, -24.84448 81.78697, -22.90328 82.09317, -22.07175 81.73449000000001, -23.16961 81.15271, -20.62363 81.52462, -15.76818 81.91245000000001, -12.77018 81.71885, -12.20855 81.29154, -16.28533 80.58004, -16.85 80.34999999999999, -20.04624 80.17708, -17.73035 80.12912, -18.9 79.40000000000001, -19.70499 78.75128000000001, -19.67353 77.63859000000001, -18.47285 76.98565000000001, -20.03503 76.94434000000001, -21.67944 76.62795, -19.83407 76.09808, -19.59896 75.24838, -20.66818 75.15585, -19.37281 74.29561000000001, -21.59422 74.22382, -20.43454 73.81713000000001, -20.76234 73.46436, -22.17221 73.30955, -23.56593 73.30663, -22.31311 72.62927999999999, -22.29954 72.18409, -24.27834 72.59788, -24.79296 72.3302, -23.44296 72.08015999999999, -22.13281 71.46898, -21.75356 70.66369, -23.53603 70.471, -24.30702 70.85649000000001, -25.54341 71.43093999999999, -25.20135 70.75225999999999, -26.36276 70.22646, -23.72742 70.18401, -22.34902 70.12946000000001, -25.02927 69.25880000000001, -27.74737 68.47046, -30.67371 68.12503, -31.77665 68.12078000000001, -32.81105 67.73547000000001, -34.20196 66.67974, -36.35284 65.9789, -37.04378000000001 65.93768, -38.37505 65.69213000000001, -39.81222 65.45847999999999, -40.66899 64.83997000000001, -40.68281 64.13902, -41.1887 63.48246, -42.81938 62.68233, -42.41666000000001 61.90093, -42.86619 61.07404, -43.3784 60.09772, -44.7875 60.03676000000001, -46.26364 60.85328, -48.26294000000001 60.85843000000001, -49.23308000000001 61.40681000000001, -49.90039 62.38336, -51.63325 63.62691, -52.14014 64.27842, -52.27659 65.17670000000001, -53.66166 66.09957, -53.30161 66.8365, -53.96911 67.18899, -52.9804 68.35759, -51.47536 68.72958000000001, -51.08041 69.14781000000001, -50.87122 69.92910000000001, -52.013585 69.57492499999999, -52.55792 69.42616, -53.45629 69.283625, -54.68336 69.61002999999999, -54.75001 70.28932, -54.35884 70.82131500000001, -53.431315 70.83575500000001, -51.39014 70.56977999999999, -53.10937000000001 71.20485000000001, -54.00422 71.54719, -55 71.40653696727257, -55.83468 71.65444000000001, -54.71819000000001 72.58625000000001, -55.32634 72.95861000000001, -56.12003 73.64977, -57.32363 74.71026000000001, -58.59679 75.09861000000001, -58.58516 75.51727, -61.26861 76.10238000000001, -63.39165 76.1752, -66.06426999999999 76.13486, -68.50438 76.06141000000001, -69.66485 76.37975, -71.40257 77.00857000000001, -68.77670999999999 77.32312, -66.76397 77.37595, -71.04293 77.63594999999999, -73.297 78.04419, -73.15938 78.43271, -69.37345000000001 78.91388000000001, -65.7107 79.39436000000001, -65.32389999999999 79.75814, -68.02298 80.11721, -67.15129 80.51582000000001, -63.68925 81.21396000000001, -62.23444000000001 81.3211, -62.65116 81.77042, -60.28249 82.03363000000002, -57.20744000000001 82.19074000000001, -54.13442 82.19962, -53.04328 81.88833, -50.39061 82.43883, -48.00386 82.06481000000001, -46.59984000000001 81.985945, -44.523 81.66070000000001, -46.9007 82.19979000000001, -46.76379 82.62796))</text:p>
          </table:table-cell>
          <table:table-cell office:value-type="float" office:value="304" calcext:value-type="float">
            <text:p>304</text:p>
          </table:table-cell>
          <table:table-cell office:value-type="string" calcext:value-type="string">
            <text:p>GRL</text:p>
          </table:table-cell>
          <table:table-cell office:value-type="float" office:value="2173" calcext:value-type="float">
            <text:p>2173</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Peru</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31036656" calcext:value-type="float">
            <text:p>31036656</text:p>
          </table:table-cell>
          <table:table-cell office:value-type="string" calcext:value-type="string">
            <text:p>POLYGON ((-69.89363521999663 -4.298186944194327, -70.7947688463023 -4.251264743673303, -70.92884334988358 -4.401591485210368, -71.74840572781655 -4.593982842633011, -72.89192765978726 -5.274561455916981, -72.9645072089412 -5.741251315944893, -73.21971126981461 -6.089188734566078, -73.1200274319236 -6.629930922068239, -73.72448666044164 -6.91859547285064, -73.7234014553635 -7.340998630404414, -73.98723548042966 -7.523829847853065, -73.57105933296707 -8.424446709835834, -73.01538265653255 -9.032833347208062, -73.22671342639016 -9.462212823121234, -72.56303300646564 -9.520193780152717, -72.18489071316985 -10.05359791426943, -71.30241227892154 -10.07943613041537, -70.48189388699117 -9.490118096558845, -70.54868567572841 -11.00914682377847, -70.09375220404689 -11.12397185633101, -69.52967810736496 -10.95173430750219, -68.66507971868963 -12.56130014409717, -68.88007951523997 -12.89972909917665, -68.92922380234954 -13.60268360764301, -68.94888668483659 -14.45363941819328, -69.33953467474701 -14.95319548915883, -69.16034664577495 -15.32397389085302, -69.38976416693471 -15.66012908291165, -68.95963538275331 -16.50069793057127, -69.59042375352405 -17.58001189541933, -69.85844356960587 -18.09269378018701, -70.37257239447771 -18.34797535570887, -71.37525021023693 -17.77379851651386, -71.46204077827113 -17.36348764411638, -73.44452958850042 -16.359362888253, -75.23788265654144 -15.26568287522778, -76.00920508492995 -14.64928639085032, -76.42346920439775 -13.82318694423243, -76.25924150257417 -13.53503915777294, -77.10619238962184 -12.22271615972082, -78.09215287953464 -10.37771249760407, -79.03695309112695 -8.386567884965892, -79.44592037628485 -7.93083342858386, -79.76057817251005 -7.194340915560084, -80.53748165558608 -6.541667575713717, -81.24999630402642 -6.136834405139183, -80.92634680858244 -5.690556735866565, -81.41094255239946 -4.736764825055459, -81.09966956248937 -4.036394138203697, -80.30256059438722 -3.404856459164713, -80.18401485870967 -3.821161797708044, -80.46929460317695 -4.059286797708999, -80.44224199087216 -4.425724379090674, -80.02890804718561 -4.346090996928893, -79.62497921417618 -4.454198093283495, -79.20528906931773 -4.959128513207389, -78.63989722361234 -4.547784112164074, -78.45068396677564 -3.873096612161376, -77.83790483265861 -3.003020521663103, -76.63539425322672 -2.608677666843818, -75.54499569365204 -1.56160979574588, -75.23372270374195 -0.9114169246495294, -75.37322323271385 -0.1520317521204504, -75.10662451852008 -0.05720549886486026, -74.44160051135597 -0.5308200008198867, -74.12239518908906 -1.002832533373848, -73.6595035468346 -1.260491224781134, -73.07039221870724 -2.308954359550953, -72.32578650581365 -2.434218031426454, -71.7747607082854 -2.169789727388938, -71.41364579942979 -2.342802422702128, -70.81347571479196 -2.256864515800743, -70.04770850287485 -2.725156345229699, -70.69268205430971 -3.742872002785859, -70.39404395209499 -3.766591485207825, -69.89363521999663 -4.298186944194327))</text:p>
          </table:table-cell>
          <table:table-cell office:value-type="float" office:value="604" calcext:value-type="float">
            <text:p>604</text:p>
          </table:table-cell>
          <table:table-cell office:value-type="string" calcext:value-type="string">
            <text:p>PER</text:p>
          </table:table-cell>
          <table:table-cell office:value-type="float" office:value="410400" calcext:value-type="float">
            <text:p>41040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Guyana</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South America</text:p>
          </table:table-cell>
          <table:table-cell office:value-type="float" office:value="737718" calcext:value-type="float">
            <text:p>737718</text:p>
          </table:table-cell>
          <table:table-cell office:value-type="string" calcext:value-type="string">
            <text:p>POLYGON ((-56.53938574891455 1.899522609866921, -56.78270423036083 1.863710842288654, -57.3358229233969 1.948537705895759, -57.66097103537737 1.682584947105639, -58.11344987652502 1.507195135907025, -58.42947709820596 1.463941962078721, -58.5400129868783 1.268088283692521, -59.03086157900265 1.317697658692722, -59.64604366722126 1.786893825686789, -59.71854570172675 2.24963043864436, -59.97452490908456 2.755232652188056, -59.81541317405787 3.606498521332085, -59.53803992373123 3.958802598481938, -59.76740576845872 4.423502915866607, -60.11100236676738 4.574966538914083, -59.98095862490489 5.014061184098139, -60.21368343773133 5.244486395687602, -60.73357418480372 5.200277207861901, -61.41030290388196 5.959068101419618, -61.13941504580795 6.234296779806144, -61.15933631045648 6.696077378766319, -60.54399919294099 6.856584377464883, -60.2956680975624 7.043911444522919, -60.63797278506377 7.414999904810855, -60.5505879380582 7.779602972846178, -59.75828487815919 8.367034816924047, -59.10168412945866 7.999201971870492, -58.48296220562806 7.347691351750697, -58.45487606467742 6.832787380394464, -58.07810319683738 6.809093736188643, -57.54221859397065 6.321268215353356, -57.14743648947689 5.973149929219161, -57.30724585633951 5.073566595882227, -57.91428890647214 4.812626451024414, -57.8602095200787 4.57680105226045, -58.04469438336068 4.060863552258382, -57.60156897645787 3.334654649260685, -57.28143347840971 3.333491929534119, -57.15009782573991 2.768926906745406, -56.53938574891455 1.899522609866921))</text:p>
          </table:table-cell>
          <table:table-cell office:value-type="float" office:value="328" calcext:value-type="float">
            <text:p>328</text:p>
          </table:table-cell>
          <table:table-cell office:value-type="string" calcext:value-type="string">
            <text:p>GUY</text:p>
          </table:table-cell>
          <table:table-cell office:value-type="float" office:value="6093" calcext:value-type="float">
            <text:p>6093</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Jordan</text:p>
          </table:table-cell>
          <table:table-cell office:value-type="string" calcext:value-type="string">
            <text:p>Important sites for terrestrial biodiversity protected (% of total sites protected)</text:p>
          </table:table-cell>
          <table:table-cell/>
          <table:table-cell office:value-type="float" office:value="2016" calcext:value-type="float">
            <text:p>2016</text:p>
          </table:table-cell>
          <table:table-cell office:value-type="string" calcext:value-type="string">
            <text:p>Asia</text:p>
          </table:table-cell>
          <table:table-cell office:value-type="float" office:value="10248069" calcext:value-type="float">
            <text:p>10248069</text:p>
          </table:table-cell>
          <table:table-cell office:value-type="string" calcext:value-type="string">
            <text:p>POLYGON ((35.54566531753454 32.39399201103058, 35.71991824722275 32.70919240979487, 36.83406212743554 32.31293752698078, 38.79234052913608 33.37868642835222, 39.19546837744497 32.16100881604267, 39.00488569515255 32.01021698661498, 37.00216556168101 31.50841299084475, 37.99884891129437 30.50849986421314, 37.66811974462638 30.3386652694859, 37.50358198420903 30.00377615001841, 36.74052778498725 29.86528331147619, 36.50121422704359 29.50525360769871, 36.06894087092206 29.19749461518445, 34.95603722508426 29.35655467377885, 34.92260257339143 29.50132619884452, 35.42091840998197 31.10006582287436, 35.39756066258605 31.48908600516758, 35.5452519060762 31.78250478772084, 35.54566531753454 32.39399201103058))</text:p>
          </table:table-cell>
          <table:table-cell office:value-type="float" office:value="400" calcext:value-type="float">
            <text:p>400</text:p>
          </table:table-cell>
          <table:table-cell office:value-type="string" calcext:value-type="string">
            <text:p>JOR</text:p>
          </table:table-cell>
          <table:table-cell office:value-type="float" office:value="86190" calcext:value-type="float">
            <text:p>8619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Iceland</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Europe</text:p>
          </table:table-cell>
          <table:table-cell office:value-type="float" office:value="339747" calcext:value-type="float">
            <text:p>339747</text:p>
          </table:table-cell>
          <table:table-cell office:value-type="string" calcext:value-type="string">
            <text:p>POLYGON ((-14.50869544112923 66.45589223903143, -14.73963741704161 65.8087482774403, -13.60973222497981 65.12667104761987, -14.9098337467949 64.36408193628868, -17.79443803554342 63.67874909123385, -18.65624589687499 63.49638296167582, -19.97275468594276 63.64363495549153, -22.76297197111016 63.96017894149539, -21.77848425951768 64.40211579045551, -23.95504391121911 64.8911298692335, -22.18440263517036 65.08496816676031, -22.22742326505333 65.37859365504274, -24.32618404793934 65.61118927678847, -23.65051469572309 66.26251902939522, -22.13492245125089 66.41046865504687, -20.57628373867955 65.73211212835143, -19.05684160000159 66.27660085719477, -17.79862382655905 65.99385325790978, -16.16781897629212 66.52679230413587, -14.50869544112923 66.45589223903143))</text:p>
          </table:table-cell>
          <table:table-cell office:value-type="float" office:value="352" calcext:value-type="float">
            <text:p>352</text:p>
          </table:table-cell>
          <table:table-cell office:value-type="string" calcext:value-type="string">
            <text:p>ISL</text:p>
          </table:table-cell>
          <table:table-cell office:value-type="float" office:value="16150" calcext:value-type="float">
            <text:p>1615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Iceland</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Europe</text:p>
          </table:table-cell>
          <table:table-cell office:value-type="float" office:value="339747" calcext:value-type="float">
            <text:p>339747</text:p>
          </table:table-cell>
          <table:table-cell office:value-type="string" calcext:value-type="string">
            <text:p>POLYGON ((-14.50869544112923 66.45589223903143, -14.73963741704161 65.8087482774403, -13.60973222497981 65.12667104761987, -14.9098337467949 64.36408193628868, -17.79443803554342 63.67874909123385, -18.65624589687499 63.49638296167582, -19.97275468594276 63.64363495549153, -22.76297197111016 63.96017894149539, -21.77848425951768 64.40211579045551, -23.95504391121911 64.8911298692335, -22.18440263517036 65.08496816676031, -22.22742326505333 65.37859365504274, -24.32618404793934 65.61118927678847, -23.65051469572309 66.26251902939522, -22.13492245125089 66.41046865504687, -20.57628373867955 65.73211212835143, -19.05684160000159 66.27660085719477, -17.79862382655905 65.99385325790978, -16.16781897629212 66.52679230413587, -14.50869544112923 66.45589223903143))</text:p>
          </table:table-cell>
          <table:table-cell office:value-type="float" office:value="352" calcext:value-type="float">
            <text:p>352</text:p>
          </table:table-cell>
          <table:table-cell office:value-type="string" calcext:value-type="string">
            <text:p>ISL</text:p>
          </table:table-cell>
          <table:table-cell office:value-type="float" office:value="16150" calcext:value-type="float">
            <text:p>16150</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Djibouti</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Africa</text:p>
          </table:table-cell>
          <table:table-cell office:value-type="float" office:value="865267" calcext:value-type="float">
            <text:p>865267</text:p>
          </table:table-cell>
          <table:table-cell office:value-type="string" calcext:value-type="string">
            <text:p>POLYGON ((42.35156000000012 12.54223000000013, 42.77964236834475 12.45541575769568, 43.08122602720016 12.69963857670712, 43.31785241066467 12.39014842371103, 43.28638146339893 11.97492829024588, 42.71587365089653 11.73564057051834, 43.14530480324214 11.46203969974886, 42.77685184100096 10.92687856693442, 42.55493000000013 11.1051100000002, 42.31414000000012 11.03420000000006, 41.7555700000002 11.0509100000001, 41.73959000000019 11.35511000000014, 41.66176000000013 11.63119999999998, 42.00000000000011 12.10000000000014, 42.35156000000012 12.54223000000013))</text:p>
          </table:table-cell>
          <table:table-cell office:value-type="float" office:value="262" calcext:value-type="float">
            <text:p>262</text:p>
          </table:table-cell>
          <table:table-cell office:value-type="string" calcext:value-type="string">
            <text:p>DJI</text:p>
          </table:table-cell>
          <table:table-cell office:value-type="float" office:value="3345" calcext:value-type="float">
            <text:p>3345</text:p>
          </table:table-cell>
          <table:table-cell office:value-type="string" calcext:value-type="string">
            <text:p>No data</text:p>
          </table:table-cell>
          <table:table-cell table:number-columns-repeated="2"/>
        </table:table-row>
        <table:table-row table:style-name="ro1">
          <table:table-cell table:number-columns-repeated="2" office:value-type="string" calcext:value-type="string">
            <text:p>Djibouti</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Africa</text:p>
          </table:table-cell>
          <table:table-cell office:value-type="float" office:value="865267" calcext:value-type="float">
            <text:p>865267</text:p>
          </table:table-cell>
          <table:table-cell office:value-type="string" calcext:value-type="string">
            <text:p>POLYGON ((42.35156000000012 12.54223000000013, 42.77964236834475 12.45541575769568, 43.08122602720016 12.69963857670712, 43.31785241066467 12.39014842371103, 43.28638146339893 11.97492829024588, 42.71587365089653 11.73564057051834, 43.14530480324214 11.46203969974886, 42.77685184100096 10.92687856693442, 42.55493000000013 11.1051100000002, 42.31414000000012 11.03420000000006, 41.7555700000002 11.0509100000001, 41.73959000000019 11.35511000000014, 41.66176000000013 11.63119999999998, 42.00000000000011 12.10000000000014, 42.35156000000012 12.54223000000013))</text:p>
          </table:table-cell>
          <table:table-cell office:value-type="float" office:value="262" calcext:value-type="float">
            <text:p>262</text:p>
          </table:table-cell>
          <table:table-cell office:value-type="string" calcext:value-type="string">
            <text:p>DJI</text:p>
          </table:table-cell>
          <table:table-cell office:value-type="float" office:value="3345" calcext:value-type="float">
            <text:p>3345</text:p>
          </table:table-cell>
          <table:table-cell office:value-type="string" calcext:value-type="string">
            <text:p>No data</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Land area (thousand hectares)</text:p>
          </table:table-cell>
          <table:table-cell office:value-type="float" office:value="61974.5" calcext:value-type="float">
            <text:p>61974.5</text:p>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table:number-columns-repeated="2"/>
          <table:table-cell office:value-type="string" calcext:value-type="string">
            <text:p>https://en.wikipedia.org/wiki/South_Sudan</text:p>
          </table:table-cell>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Arable land (thousand hectares)</text:p>
          </table:table-cell>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Arable land (% of total land area)</text:p>
          </table:table-cell>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Forest cover (% of total land area)</text:p>
          </table:table-cell>
          <table:table-cell office:value-type="float" office:value="11.548298" calcext:value-type="float">
            <text:p>11.548298</text:p>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Calculated Value</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Permanent crops (thousand hectares)</text:p>
          </table:table-cell>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number-columns-repeated="2"/>
        </table:table-row>
        <table:table-row table:style-name="ro1">
          <table:table-cell office:value-type="string" calcext:value-type="string">
            <text:p>S. Sudan</text:p>
          </table:table-cell>
          <table:table-cell office:value-type="string" calcext:value-type="string">
            <text:p>South Sudan</text:p>
          </table:table-cell>
          <table:table-cell office:value-type="string" calcext:value-type="string">
            <text:p>Permanent crops (% of total land area)</text:p>
          </table:table-cell>
          <table:table-cell/>
          <table:table-cell office:value-type="float" office:value="2016" calcext:value-type="float">
            <text:p>2016</text:p>
          </table:table-cell>
          <table:table-cell office:value-type="string" calcext:value-type="string">
            <text:p>Africa</text:p>
          </table:table-cell>
          <table:table-cell office:value-type="float" office:value="13026129" calcext:value-type="float">
            <text:p>13026129</text:p>
          </table:table-cell>
          <table:table-cell office:value-type="string" calcext:value-type="string">
            <text:p>POLYGON ((30.83385242171543 3.509171604222463, 29.95350019706947 4.173699042167684, 29.71599531425602 4.600804755060153, 29.1590784034465 4.389267279473231, 28.6966776872988 4.455077215996937, 28.42899376802691 4.287154649264494, 27.97997724784281 4.408413397637375, 27.37422610851749 5.233944403500061, 27.21340905122517 5.550953477394557, 26.46590945812324 5.94671743410187, 26.21341840994512 6.546603298362072, 25.79664798351118 6.979315904158071, 25.12413089366473 7.500085150579437, 25.11493248871679 7.825104071479174, 24.56736901215208 8.229187933785468, 23.88697958086067 8.619729712933065, 24.19406772118765 8.728696472403897, 24.53741516360202 8.91753756573172, 24.79492574541268 9.810240916008695, 25.06960369934399 10.27375996326799, 25.79063332841395 10.41109894023373, 25.96230704962102 10.13642098630243, 26.47732821324252 9.552730334198088, 26.75200616717382 9.466893473594496, 27.11252098170888 9.638567194801624, 27.83355061077879 9.604232450560289, 27.97088958774435 9.398223985111656, 28.96659717074579 9.398223985111656, 29.00093191498718 9.604232450560289, 29.51595307860862 9.793073543888056, 29.61895731133285 10.08491886994022, 29.99663949798855 10.29092733538869, 30.83784073190338 9.70723668328452, 31.35286189552488 9.810240916008695, 31.85071568702551 10.53127054507883, 32.40007159488835 11.08062645294149, 32.31423473428475 11.68148447716652, 32.07389152459479 11.97332980321852, 32.67474954881965 12.02483191958072, 32.74341903730254 12.24800775714999, 33.20693808456178 12.1793382686671, 33.08676647971674 11.4411412674765, 33.20693808456178 10.72011163840659, 33.72195924818311 10.32526207963019, 33.84213085302815 9.981914637215993, 33.82496348090751 9.484060845715362, 33.96339279497118 9.464285229420625, 33.97498000000007 8.684559999999919, 33.82550000000015 8.37916000000007, 33.29480000000012 8.354580000000055, 32.95418000000006 7.784970000000101, 33.5682900000001 7.713340000000017, 34.07510000000002 7.225950000000068, 34.25032000000004 6.826070000000072, 34.70702 6.594220000000121, 35.29800711823298 5.506, 34.62019626785388 4.847122742081988, 34.005 4.249884947362048, 33.3900000000001 3.789999999999964, 32.68642000000006 3.792320000000075, 31.88144999999997 3.558269999999993, 31.24556000000007 3.781900000000007, 30.83385242171543 3.509171604222463))</text:p>
          </table:table-cell>
          <table:table-cell office:value-type="float" office:value="728" calcext:value-type="float">
            <text:p>728</text:p>
          </table:table-cell>
          <table:table-cell office:value-type="string" calcext:value-type="string">
            <text:p>SSD</text:p>
          </table:table-cell>
          <table:table-cell office:value-type="float" office:value="20880" calcext:value-type="float">
            <text:p>20880</text:p>
          </table:table-cell>
          <table:table-cell office:value-type="string" calcext:value-type="string">
            <text:p>No data</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9-24T14:58:52.337993413</dc:date>
    <meta:editing-duration>PT1M44S</meta:editing-duration>
    <meta:editing-cycles>2</meta:editing-cycles>
    <meta:generator>LibreOffice/5.1.6.2$Linux_X86_64 LibreOffice_project/10m0$Build-2</meta:generator>
    <meta:document-statistic meta:table-count="1" meta:cell-count="351" meta:object-count="0"/>
  </office:meta>
</office:document-meta>
</file>